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aca6"/>
    </style:style>
    <style:style style:name="ce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b2b2b2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8cm" svg:height="9.005cm" svg:x="3.444cm" svg:y="9.137cm">
            <draw:object draw:notify-on-update-of-ranges="Sheet1.A3:Sheet1.A9 Sheet1.C2:Sheet1.C2 Sheet1.C3:Sheet1.C9 Sheet1.I2:Sheet1.I2 Sheet1.I3:Sheet1.I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596cm" svg:y="9.318cm">
            <draw:object draw:notify-on-update-of-ranges="Sheet1.A3:Sheet1.A10 Sheet1.C2:Sheet1.C2 Sheet1.C3:Sheet1.C10 Sheet1.F2:Sheet1.F2 Sheet1.F3:Sheet1.F10 Sheet1.I2:Sheet1.I2 Sheet1.I3:Sheet1.I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ce3"/>
        <table:table-column table:style-name="co4" table:default-cell-style-name="ce3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Humidity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Plant Factor</text:p>
          </table:table-cell>
          <table:table-cell table:style-name="ce1" office:value-type="string" calcext:value-type="string">
            <text:p>Hours passed</text:p>
          </table:table-cell>
          <table:table-cell table:style-name="ce1" office:value-type="string" calcext:value-type="string">
            <text:p>Weather Stat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ew Humidity</text:p>
          </table:table-cell>
          <table:table-cell table:style-name="ce1" office:value-type="string" calcext:value-type="string">
            <text:p>Final Humidit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0.05" calcext:value-type="float">
            <text:p>0,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C3]/50)*[.D3]*[.E3]*[.F3]+POWER([.D3]; 2)" office:value-type="float" office:value="0.1645" calcext:value-type="float">
            <text:p>0,1645</text:p>
          </table:table-cell>
          <table:table-cell table:formula="of:=[.B3]-(100*[.G3])" office:value-type="float" office:value="83.55" calcext:value-type="float">
            <text:p>83,55</text:p>
          </table:table-cell>
          <table:table-cell table:style-name="ce3" table:formula="of:=IF([.H3]&gt;100; 100; IF([.H3]&lt; 0; 0; [.H3]))" office:value-type="float" office:value="83.55" calcext:value-type="float">
            <text:p>83,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I3]" office:value-type="float" office:value="83.55" calcext:value-type="float">
            <text:p>83,55</text:p>
          </table:table-cell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,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C4]/50)*[.D4]*[.E4]*[.F4]+POWER([.D4]; 2)" office:value-type="float" office:value="0.0745" calcext:value-type="float">
            <text:p>0,0745</text:p>
          </table:table-cell>
          <table:table-cell table:formula="of:=[.B4]-(100*[.G4])" office:value-type="float" office:value="76.1" calcext:value-type="float">
            <text:p>76,1</text:p>
          </table:table-cell>
          <table:table-cell table:style-name="ce3" table:formula="of:=IF([.H4]&gt;100; 100; IF([.H4]&lt; 0; 0; [.H4]))" office:value-type="float" office:value="76.1" calcext:value-type="float">
            <text:p>76,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I4]" office:value-type="float" office:value="76.1" calcext:value-type="float">
            <text:p>76,1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,05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formula="of:=([.C5]/50)*[.D5]*[.E5]*[.F5]+POWER([.D5]; 2)" office:value-type="float" office:value="-0.2075" calcext:value-type="float">
            <text:p>-0,2075</text:p>
          </table:table-cell>
          <table:table-cell table:formula="of:=[.B5]-(100*[.G5])" office:value-type="float" office:value="96.85" calcext:value-type="float">
            <text:p>96,85</text:p>
          </table:table-cell>
          <table:table-cell table:style-name="ce3" table:formula="of:=IF([.H5]&gt;100; 100; IF([.H5]&lt; 0; 0; [.H5]))" office:value-type="float" office:value="96.85" calcext:value-type="float">
            <text:p>96,8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I5]" office:value-type="float" office:value="96.85" calcext:value-type="float">
            <text:p>96,85</text:p>
          </table:table-cell>
          <table:table-cell office:value-type="float" office:value="-3" calcext:value-type="float">
            <text:p>-3</text:p>
          </table:table-cell>
          <table:table-cell office:value-type="float" office:value="0.05" calcext:value-type="float">
            <text:p>0,05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formula="of:=(ABS([.C6])/100)*[.D6]*[.E6]*[.F6]" office:value-type="float" office:value="-0.045" calcext:value-type="float">
            <text:p>-0,045</text:p>
          </table:table-cell>
          <table:table-cell table:formula="of:=[.B6]-(100*[.G6])" office:value-type="float" office:value="101.35" calcext:value-type="float">
            <text:p>101,35</text:p>
          </table:table-cell>
          <table:table-cell table:style-name="ce3" table:formula="of:=IF([.H6]&gt;100; 100; IF([.H6]&lt; 0; 0; [.H6])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I6]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table:formula="of:=([.C7]/50)*[.D7]*[.E7]*[.F7]+POWER([.D7]; 2)" office:value-type="float" office:value="0.0745" calcext:value-type="float">
            <text:p>0,0745</text:p>
          </table:table-cell>
          <table:table-cell table:formula="of:=[.B7]-(100*[.G7])" office:value-type="float" office:value="92.55" calcext:value-type="float">
            <text:p>92,55</text:p>
          </table:table-cell>
          <table:table-cell table:style-name="ce3" table:formula="of:=IF([.H7]&gt;100; 100; IF([.H7]&lt; 0; 0; [.H7]))" office:value-type="float" office:value="92.55" calcext:value-type="float">
            <text:p>92,5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I7]" office:value-type="float" office:value="92.55" calcext:value-type="float">
            <text:p>92,55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,05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table:formula="of:=([.C8]/50)*[.D8]*[.E8]*[.F8]+POWER([.D8]; 2)" office:value-type="float" office:value="0.0277" calcext:value-type="float">
            <text:p>0,0277</text:p>
          </table:table-cell>
          <table:table-cell table:formula="of:=[.B8]-(100*[.G8])" office:value-type="float" office:value="89.78" calcext:value-type="float">
            <text:p>89,78</text:p>
          </table:table-cell>
          <table:table-cell table:style-name="ce3" table:formula="of:=IF([.H8]&gt;100; 100; IF([.H8]&lt; 0; 0; [.H8]))" office:value-type="float" office:value="89.78" calcext:value-type="float">
            <text:p>89,7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I8]" office:value-type="float" office:value="89.78" calcext:value-type="float">
            <text:p>89,78</text:p>
          </table:table-cell>
          <table:table-cell office:value-type="float" office:value="16" calcext:value-type="float">
            <text:p>16</text:p>
          </table:table-cell>
          <table:table-cell office:value-type="float" office:value="0.05" calcext:value-type="float">
            <text:p>0,05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table:formula="of:=([.C9]/50)*[.D9]*[.E9]*[.F9]+POWER([.D9]; 2)" office:value-type="float" office:value="-0.9575" calcext:value-type="float">
            <text:p>-0,9575</text:p>
          </table:table-cell>
          <table:table-cell table:formula="of:=[.B9]-(100*[.G9])" office:value-type="float" office:value="185.53" calcext:value-type="float">
            <text:p>185,53</text:p>
          </table:table-cell>
          <table:table-cell table:style-name="ce3" table:formula="of:=IF([.H9]&gt;100; 100; IF([.H9]&lt; 0; 0; [.H9]))" office:value-type="float" office:value="100" calcext:value-type="float">
            <text:p>100</text:p>
          </table:table-cell>
          <table:table-cell/>
          <table:table-cell office:value-type="string" calcext:value-type="string">
            <text:p>CLE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formula="of:=[.I9]" office:value-type="float" office:value="100" calcext:value-type="float">
            <text:p>10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0.05" calcext:value-type="float">
            <text:p>0,05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table:formula="of:=([.C10]/50)*[.D10]*[.E10]*[.F10]+POWER([.D10]; 2)" office:value-type="float" office:value="-0.4175" calcext:value-type="float">
            <text:p>-0,4175</text:p>
          </table:table-cell>
          <table:table-cell table:formula="of:=[.B10]-(100*[.G10])" office:value-type="float" office:value="141.75" calcext:value-type="float">
            <text:p>141,75</text:p>
          </table:table-cell>
          <table:table-cell table:style-name="ce3" table:formula="of:=IF([.H10]&gt;100; 100; IF([.H10]&lt; 0; 0; [.H10]))" office:value-type="float" office:value="100" calcext:value-type="float">
            <text:p>100</text:p>
          </table:table-cell>
          <table:table-cell/>
          <table:table-cell office:value-type="string" calcext:value-type="string">
            <text:p>RAIN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7" table:number-columns-repeated="4"/>
          <table:table-cell table:style-name="ce8"/>
          <table:table-cell table:style-name="ce7" table:number-columns-repeated="3"/>
          <table:table-cell table:number-columns-repeated="2"/>
          <table:table-cell office:value-type="string" calcext:value-type="string">
            <text:p>CLOUDS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style-name="ce7" table:number-columns-repeated="4"/>
          <table:table-cell table:style-name="ce8"/>
          <table:table-cell table:style-name="ce7" table:number-columns-repeated="3"/>
          <table:table-cell table:number-columns-repeated="2"/>
          <table:table-cell office:value-type="string" calcext:value-type="string">
            <text:p>SNOW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style-name="Default" table:number-columns-repeated="8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([.C14]/50)*[.D14]*[.E14]*[.F14]+POWER([.D14]; 2)" office:value-type="float" office:value="0.4345" calcext:value-type="float">
            <text:p>0,4345</text:p>
          </table:table-cell>
          <table:table-cell table:formula="of:=[.B14]-(100*[.G14])" office:value-type="float" office:value="56.55" calcext:value-type="float">
            <text:p>56,55</text:p>
          </table:table-cell>
          <table:table-cell table:style-name="ce3" table:formula="of:=IF([.H14]&gt;100; 100; IF([.H14]&lt; 0; 0; [.H14]))" office:value-type="float" office:value="56.55" calcext:value-type="float">
            <text:p>56,55</text:p>
          </table:table-cell>
          <table:table-cell table:number-columns-repeated="3"/>
        </table:table-row>
        <table:table-row table:style-name="ro1" table:number-rows-repeated="2">
          <table:table-cell table:style-name="ce8" table:number-columns-repeated="8"/>
          <table:table-cell table:number-columns-repeated="4"/>
        </table:table-row>
        <table:table-row table:style-name="ro1" table:number-rows-repeated="3">
          <table:table-cell table:style-name="ce7" table:number-columns-repeated="4"/>
          <table:table-cell table:style-name="ce8"/>
          <table:table-cell table:style-name="ce7" table:number-columns-repeated="3"/>
          <table:table-cell table:number-columns-repeated="4"/>
        </table:table-row>
        <table:table-row table:style-name="ro1">
          <table:table-cell table:style-name="ce7" table:number-columns-repeated="4"/>
          <table:table-cell table:style-name="ce8"/>
          <table:table-cell table:style-name="ce7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 style:data-style-name="N2" text:time-value="02:49:55.280622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23:21:20.490053216</meta:creation-date>
    <dc:date>2020-12-27T02:50:07.768046470</dc:date>
    <meta:editing-duration>PT1H41M13S</meta:editing-duration>
    <meta:editing-cycles>5</meta:editing-cycles>
    <meta:generator>LibreOffice/6.4.6.2$Linux_X86_64 LibreOffice_project/40$Build-2</meta:generator>
    <meta:document-statistic meta:table-count="1" meta:cell-count="9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1cm" svg:height="9.006cm" xlink:href=".." xlink:type="simple" chart:class="chart:line" chart:style-name="ch1">
        <chart:legend chart:legend-position="end" svg:x="12.441cm" svg:y="3.955cm" style:legend-expansion="high" chart:style-name="ch2"/>
        <chart:plot-area chart:style-name="ch3" table:cell-range-address="Sheet1.A3:Sheet1.A9 Sheet1.C2:Sheet1.C9 Sheet1.I2:Sheet1.I9" chart:data-source-has-labels="both" svg:x="0.319cm" svg:y="0.18cm" svg:width="11.803cm" svg:height="8.646cm">
          <chartooo:coordinate-region svg:x="1.046cm" svg:y="0.38cm" svg:width="10.902cm" svg:height="8.247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9" chart:label-cell-address="Sheet1.C2:Sheet1.C2" chart:class="chart:line">
            <chart:data-point chart:repeated="7"/>
          </chart:series>
          <chart:series chart:style-name="ch7" chart:values-cell-range-address="Sheet1.I3:Sheet1.I9" chart:label-cell-address="Sheet1.I2:Sheet1.I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</text:p>
                <draw:g>
                  <svg:desc>Sheet1.C2:Sheet1.C2</svg:desc>
                </draw:g>
              </table:table-cell>
              <table:table-cell office:value-type="string">
                <text:p>Final Humidity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9</svg:desc>
                </draw:g>
              </table:table-cell>
              <table:table-cell office:value-type="float" office:value="27">
                <text:p>27</text:p>
                <draw:g>
                  <svg:desc>Sheet1.C3:Sheet1.C9</svg:desc>
                </draw:g>
              </table:table-cell>
              <table:table-cell office:value-type="float" office:value="83.55">
                <text:p>83.55</text:p>
                <draw:g>
                  <svg:desc>Sheet1.I3:Sheet1.I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6.85">
                <text:p>96.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92.55">
                <text:p>92.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703cm" style:legend-expansion="high" chart:style-name="ch2"/>
        <chart:plot-area chart:style-name="ch3" table:cell-range-address="Sheet1.A3:Sheet1.A10 Sheet1.C2:Sheet1.C10 Sheet1.F2:Sheet1.F10 Sheet1.I2:Sheet1.I10" chart:data-source-has-labels="both" svg:x="0.32cm" svg:y="0.18cm" svg:width="11.82cm" svg:height="8.64cm">
          <chartooo:coordinate-region svg:x="1.047cm" svg:y="0.379cm" svg:width="10.919cm" svg:height="8.242cm"/>
          <chart:axis chart:dimension="x" chart:name="primary-x" chart:style-name="ch4" chartooo:axis-type="auto">
            <chartooo:date-scale/>
            <chart:categories table:cell-range-address="Sheet1.A3:Sheet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0" chart:label-cell-address="Sheet1.C2:Sheet1.C2" chart:class="chart:line">
            <chart:data-point chart:repeated="8"/>
          </chart:series>
          <chart:series chart:style-name="ch7" chart:values-cell-range-address="Sheet1.F3:Sheet1.F10" chart:label-cell-address="Sheet1.F2:Sheet1.F2" chart:class="chart:line">
            <chart:data-point chart:repeated="8"/>
          </chart:series>
          <chart:series chart:style-name="ch8" chart:values-cell-range-address="Sheet1.I3:Sheet1.I10" chart:label-cell-address="Sheet1.I2:Sheet1.I2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</text:p>
                <draw:g>
                  <svg:desc>Sheet1.C2:Sheet1.C2</svg:desc>
                </draw:g>
              </table:table-cell>
              <table:table-cell office:value-type="string">
                <text:p>Weather State</text:p>
                <draw:g>
                  <svg:desc>Sheet1.F2:Sheet1.F2</svg:desc>
                </draw:g>
              </table:table-cell>
              <table:table-cell office:value-type="string">
                <text:p>Final Humidity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27">
                <text:p>27</text:p>
                <draw:g>
                  <svg:desc>Sheet1.C3:Sheet1.C10</svg:desc>
                </draw:g>
              </table:table-cell>
              <table:table-cell office:value-type="float" office:value="1">
                <text:p>1</text:p>
                <draw:g>
                  <svg:desc>Sheet1.F3:Sheet1.F10</svg:desc>
                </draw:g>
              </table:table-cell>
              <table:table-cell office:value-type="float" office:value="83.55">
                <text:p>83.55</text:p>
                <draw:g>
                  <svg:desc>Sheet1.I3:Sheet1.I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-5">
                <text:p>-5</text:p>
              </table:table-cell>
              <table:table-cell office:value-type="float" office:value="96.85">
                <text:p>96.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6">
                <text:p>0.6</text:p>
              </table:table-cell>
              <table:table-cell office:value-type="float" office:value="92.55">
                <text:p>92.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-10">
                <text:p>-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0">
                <text:p>-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